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445" officeooo:paragraph-rsid="00144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 fixed size queue thread safe</text:p>
      <text:p text:style-name="P1"/>
      <text:p text:style-name="P1">2 semaphores</text:p>
      <text:p text:style-name="P1">2 mutex</text:p>
      <text:p text:style-name="P1"/>
      <text:p text:style-name="P1"/>
      <text:p text:style-name="P1"/>
      <text:p text:style-name="P1">producer → <text:s text:c="3"/>→ consumer</text:p>
      <text:p text:style-name="P1"/>
      <text:p text:style-name="P1">can use std, or boost not to c11;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2:26:13.451181745</meta:creation-date>
    <dc:date>2016-04-20T14:27:32.267117309</dc:date>
    <meta:editing-duration>PT1H30M58S</meta:editing-duration>
    <meta:editing-cycles>1</meta:editing-cycles>
    <meta:document-statistic meta:table-count="0" meta:image-count="0" meta:object-count="0" meta:page-count="1" meta:paragraph-count="5" meta:word-count="22" meta:character-count="109" meta:non-whitespace-character-count="88"/>
    <meta:generator>LibreOffice/4.2.8.2$Linux_X86_64 LibreOffice_project/420m0$Build-2</meta:generator>
  </office:meta>
</office:document-meta>
</file>